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6.492cm" fo:margin-left="0.009cm" fo:margin-top="0cm" fo:margin-bottom="0cm" table:align="left" style:writing-mode="lr-tb"/>
    </style:style>
    <style:style style:name="Table1.A" style:family="table-column">
      <style:table-column-properties style:column-width="2.741cm"/>
    </style:style>
    <style:style style:name="Table1.B" style:family="table-column">
      <style:table-column-properties style:column-width="13.7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rsid="00144e39"/>
    </style:style>
    <style:style style:name="P2" style:family="paragraph" style:parent-style-name="Standard">
      <style:paragraph-properties fo:line-height="150%"/>
      <style:text-properties officeooo:rsid="001c2a55" officeooo:paragraph-rsid="00144e39"/>
    </style:style>
    <style:style style:name="P3" style:family="paragraph" style:parent-style-name="Heading_20_2">
      <style:paragraph-properties fo:margin-top="0.494cm" fo:margin-bottom="0.494cm" style:contextual-spacing="false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rsid="0010c3c4" officeooo:paragraph-rsid="0010c3c4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style:letter-kerning="false" style:font-name-asian="宋体" style:font-size-asian="11pt" style:language-asian="zh" style:country-asian="CN" style:font-size-complex="11pt" style:language-complex="ar" style:country-complex="SA"/>
    </style:style>
    <style:style style:name="P8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0c3c4" officeooo:paragraph-rsid="0010c3c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9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1a43d" officeooo:paragraph-rsid="0011a43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0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27c825" officeooo:paragraph-rsid="0027c82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2f1d1f" officeooo:paragraph-rsid="002f1d1f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0c3c4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222222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7c825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AU" officeooo:rsid="0028d6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7c825" style:font-size-asian="14pt" style:font-size-complex="14pt"/>
    </style:style>
    <style:style style:name="T9" style:family="text">
      <style:text-properties officeooo:rsid="0028fbec"/>
    </style:style>
    <style:style style:name="T10" style:family="text">
      <style:text-properties officeooo:rsid="002cfb68"/>
    </style:style>
    <style:style style:name="T11" style:family="text">
      <style:text-properties officeooo:rsid="002fa7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Gary</text:span></text:p>
      <text:p text:style-name="P5" loext:marker-style-name="T1"><text:span text:style-name="T1">CITS3200 PROFESSIONAL COMPUTING</text:span><text:span text:style-name="T1"/></text:p>
      <text:h text:style-name="P3" text:outline-level="2" loext:marker-style-name="T7"><text:bookmark-start text:name="_Toc492841249"/><text:span text:style-name="T7">MEETING # </text:span><text:bookmark-end text:name="_Toc492841249"/><text:span text:style-name="T8">3</text:span></text:h>
      <text:p text:style-name="P6" loext:marker-style-name="T2"><text:span text:style-name="T2">Time: </text:span><text:span text:style-name="T5">16</text:span><text:span text:style-name="T4">:00pm</text:span></text:p>
      <text:p text:style-name="P6" loext:marker-style-name="T2"><text:span text:style-name="T2">Date: </text:span><text:span text:style-name="T3">2</text:span><text:span text:style-name="T5">9</text:span><text:span text:style-name="T3">/07/2024</text:span></text:p>
      <text:p text:style-name="P6" loext:marker-style-name="T2"><text:span text:style-name="T2">Venue: </text:span><text:span text:style-name="T4">UWA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 loext:marker-style-name="T2"><text:span text:style-name="T2">Tasks</text:span><text:span text:style-name="T2"/></text:p>
          </table:table-cell>
          <table:table-cell table:style-name="Table1.A1" office:value-type="string">
            <text:p text:style-name="P7" loext:marker-style-name="T2"><text:span text:style-name="T2">Sub-tasks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7" loext:marker-style-name="T2"><text:span text:style-name="T2">Reports</text:span><text:span text:style-name="T2"/></text:p>
          </table:table-cell>
          <table:table-cell table:style-name="Table1.B2" office:value-type="string">
            <text:list text:style-name="WWNum1">
              <text:list-item>
                <text:p text:style-name="P8" loext:marker-style-name="T2">William van den Wall Bake:</text:p>
                <text:list>
                  <text:list-item>
                    <text:p text:style-name="P8" loext:marker-style-name="T2">Minutes from Meeting <text:span text:style-name="T9">2</text:span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7" loext:marker-style-name="T2"><text:span text:style-name="T2">Discussions/Clarifications</text:span><text:span text:style-name="T2"/></text:p>
          </table:table-cell>
          <table:table-cell table:style-name="Table1.B3" office:value-type="string">
            <text:list text:continue-numbering="true" text:style-name="WWNum1">
              <text:list-item>
                <text:p text:style-name="P10" loext:marker-style-name="T2">Over Teams introduction to client <text:span text:style-name="T10">(meet and greet e.t.c.)</text:span>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7" loext:marker-style-name="T2"><text:span text:style-name="T2">To Do</text:span><text:span text:style-name="T2"/></text:p>
          </table:table-cell>
          <table:table-cell table:style-name="Table1.B4" office:value-type="string">
            <text:list text:continue-numbering="true" text:style-name="WWNum1">
              <text:list-item>
                <text:p text:style-name="P10" loext:marker-style-name="T2">Discuss Project requirements and focus</text:p>
                <text:list>
                  <text:list-item>
                    <text:p text:style-name="P10" loext:marker-style-name="T2">Get general idea of goals</text:p>
                    <text:list>
                      <text:list-item>
                        <text:p text:style-name="P10" loext:marker-style-name="T2">Outline or priorities (<text:span text:style-name="T10">i</text:span>.e: which <text:span text:style-name="T10">part (of two presented)</text:span> of project most important)</text:p>
                      </text:list-item>
                    </text:list>
                  </text:list-item>
                </text:list>
              </text:list-item>
              <text:list-item>
                <text:p text:style-name="P11" loext:marker-style-name="T2">Project Outline – <text:span text:style-name="T11">hash out in team and visually.</text:span>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7" loext:marker-style-name="T2"><text:span text:style-name="T2">Next Meeting</text:span><text:span text:style-name="T2"/></text:p>
          </table:table-cell>
          <table:table-cell table:style-name="Table1.B5" office:value-type="string">
            <text:list text:continue-numbering="true" text:style-name="WWNum1">
              <text:list-item>
                <text:p text:style-name="P9" loext:marker-style-name="T2">Set Time Date and Venue</text:p>
              </text:list-item>
            </text:list>
          </table:table-cell>
        </table:table-row>
      </table:table>
      <text:p text:style-name="P1"/>
      <text:p text:style-name="P2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A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Theodore Siswanto</meta:initial-creator>
    <meta:editing-cycles>26</meta:editing-cycles>
    <meta:creation-date>2018-08-06T02:32:00</meta:creation-date>
    <dc:date>2024-07-29T16:47:19.957735587</dc:date>
    <meta:editing-duration>PT1H29M34S</meta:editing-duration>
    <meta:generator>LibreOffice/7.6.7.2$Linux_X86_64 LibreOffice_project/60$Build-2</meta:generator>
    <meta:document-statistic meta:table-count="1" meta:image-count="0" meta:object-count="0" meta:page-count="1" meta:paragraph-count="20" meta:word-count="83" meta:character-count="480" meta:non-whitespace-character-count="424"/>
    <meta:user-defined meta:name="AppVersion">16.0000</meta:user-defined>
    <meta:template xlink:type="simple" xlink:actuate="onRequest" xlink:title="Normal.dotm" xlink:href=""/>
  </office:meta>
</office:document-meta>
</file>